
<file path=META-INF/manifest.xml><?xml version="1.0" encoding="utf-8"?>
<manifest:manifest xmlns:manifest="urn:oasis:names:tc:opendocument:xmlns:manifest:1.0">
  <manifest:file-entry manifest:full-path="/" manifest:media-type="application/vnd.oasis.opendocument.presentation"/>
  <manifest:file-entry manifest:full-path="Configurations2/" manifest:media-type="application/vnd.sun.xml.ui.configuration"/>
  <manifest:file-entry manifest:full-path="Configurations2/accelerator/current.xml" manifest:media-type=""/>
  <manifest:file-entry manifest:full-path="Pictures/TablePreview1.svm" manifest:media-type=""/>
  <manifest:file-entry manifest:full-path="Pictures/TablePreview2.svm" manifest:media-type=""/>
  <manifest:file-entry manifest:full-path="Pictures/TablePreview3.svm"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6" style:family="graphic">
      <style:graphic-properties style:protect="size"/>
    </style:style>
    <style:style style:name="pr3" style:family="presentation" style:parent-style-name="_28_Default_29__20_Title_20_Master-title">
      <style:graphic-properties fo:min-height="4.244cm" fo:wrap-option="wrap"/>
    </style:style>
    <style:style style:name="pr5" style:family="presentation" style:parent-style-name="_28_Default_29__20_Title_20_Master-subtitle">
      <style:graphic-properties draw:fill-color="#ffffff" fo:min-height="5.097cm" fo:wrap-option="wrap"/>
    </style:style>
    <style:style style:name="pr7" style:family="presentation" style:parent-style-name="_28_Default_29__20_Title_20_Master-notes">
      <style:graphic-properties draw:fill-color="#ffffff" fo:min-height="12.322cm" fo:wrap-option="wrap"/>
    </style:style>
    <style:style style:name="pr8" style:family="presentation" style:parent-style-name="_28_Default_29__20_Title_2f_Text_20_Master-title">
      <style:graphic-properties fo:min-height="3.256cm" fo:wrap-option="wrap"/>
    </style:style>
    <style:style style:name="pr9" style:family="presentation" style:parent-style-name="_28_Default_29__20_Title_2f_Text_20_Master-outline1">
      <style:graphic-properties fo:min-height="13.609cm" fo:wrap-option="wrap"/>
    </style:style>
    <style:style style:name="pr14" style:family="presentation" style:parent-style-name="_28_Default_29__20_Title_2f_Text_20_Master-notes">
      <style:graphic-properties draw:fill-color="#ffffff" draw:auto-grow-height="true" fo:min-height="12.573cm" fo:wrap-option="wrap"/>
    </style:style>
    <style:style style:name="co10" style:family="table-column">
      <style:table-column-properties style:column-width="2.819cm" style:use-optimal-column-width="false"/>
    </style:style>
    <style:style style:name="co11" style:family="table-column">
      <style:table-column-properties style:column-width="2.823cm" style:use-optimal-column-width="false"/>
    </style:style>
    <style:style style:name="ro12" style:family="table-row">
      <style:table-row-properties style:row-height="0.945cm"/>
    </style:style>
    <style:style style:name="ce13" style:family="table-cell">
      <style:graphic-properties style:repeat="repeat"/>
    </style:style>
    <style:style style:name="P4" style:family="paragraph">
      <style:paragraph-properties style:punctuation-wrap="simple" style:line-break="strict" style:writing-mode="lr-tb"/>
    </style:style>
    <text:list-style style:name="L2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49" style:family="drawing-page">
      <style:drawing-page-properties presentation:background-visible="true" presentation:background-objects-visible="true" presentation:display-footer="true" presentation:display-page-number="false" presentation:display-date-time="true"/>
    </style:style>
    <style:style style:name="dp50" style:family="drawing-page">
      <style:drawing-page-properties presentation:display-header="true" presentation:display-footer="true" presentation:display-page-number="false" presentation:display-date-time="true"/>
    </style:style>
    <style:style style:name="dp74" style:family="drawing-page">
      <style:drawing-page-properties presentation:background-visible="true" presentation:background-objects-visible="true" presentation:display-footer="true" presentation:display-page-number="false" presentation:display-date-time="true"/>
    </style:style>
    <style:style style:name="dp75" style:family="drawing-page">
      <style:drawing-page-properties presentation:display-header="true" presentation:display-footer="true" presentation:display-page-number="false" presentation:display-date-time="true"/>
    </style:style>
    <style:style style:name="gr84" style:family="graphic">
      <style:graphic-properties style:protect="size"/>
    </style:style>
    <style:style style:name="pr76" style:family="presentation" style:parent-style-name="_28_Default_29__20_Title_2f_Text_20_Master-title">
      <style:graphic-properties fo:min-height="3.256cm" fo:wrap-option="wrap"/>
    </style:style>
    <style:style style:name="pr78" style:family="presentation" style:parent-style-name="_28_Default_29__20_Title_2f_Text_20_Master-outline1">
      <style:graphic-properties fo:min-height="13.609cm" fo:wrap-option="wrap"/>
    </style:style>
    <style:style style:name="pr85" style:family="presentation" style:parent-style-name="_28_Default_29__20_Title_2f_Text_20_Master-notes">
      <style:graphic-properties draw:fill-color="#ffffff" draw:auto-grow-height="true" fo:min-height="12.573cm" fo:wrap-option="wrap"/>
    </style:style>
    <style:style style:name="co79" style:family="table-column">
      <style:table-column-properties style:column-width="2.819cm" style:use-optimal-column-width="false"/>
    </style:style>
    <style:style style:name="co80" style:family="table-column">
      <style:table-column-properties style:column-width="2.823cm" style:use-optimal-column-width="false"/>
    </style:style>
    <style:style style:name="ro81" style:family="table-row">
      <style:table-row-properties style:row-height="0.945cm"/>
    </style:style>
    <style:style style:name="ce82" style:family="table-cell">
      <style:graphic-properties style:repeat="repeat"/>
    </style:style>
    <style:style style:name="P77" style:family="paragraph">
      <style:paragraph-properties style:punctuation-wrap="simple" style:line-break="strict" style:writing-mode="lr-tb"/>
    </style:style>
    <style:style style:name="P8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000000"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MS Gothic'"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text:list-style style:name="L7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109" style:family="drawing-page">
      <style:drawing-page-properties presentation:background-visible="true" presentation:background-objects-visible="true" presentation:display-footer="true" presentation:display-page-number="false" presentation:display-date-time="true"/>
    </style:style>
    <style:style style:name="dp110" style:family="drawing-page">
      <style:drawing-page-properties presentation:display-header="true" presentation:display-footer="true" presentation:display-page-number="false" presentation:display-date-time="true"/>
    </style:style>
    <style:style style:name="gr114" style:family="graphic">
      <style:graphic-properties style:protect="size"/>
    </style:style>
    <style:style style:name="pr111" style:family="presentation" style:parent-style-name="_28_Default_29__20_Title_20_Master-title">
      <style:graphic-properties fo:min-height="4.244cm" fo:wrap-option="wrap"/>
    </style:style>
    <style:style style:name="pr113" style:family="presentation" style:parent-style-name="_28_Default_29__20_Title_20_Master-subtitle">
      <style:graphic-properties draw:fill-color="#ffffff" fo:min-height="5.097cm" fo:wrap-option="wrap"/>
    </style:style>
    <style:style style:name="pr115" style:family="presentation" style:parent-style-name="_28_Default_29__20_Title_20_Master-notes">
      <style:graphic-properties draw:fill-color="#ffffff" fo:min-height="12.322cm" fo:wrap-option="wrap"/>
    </style:style>
    <style:style style:name="pr117" style:family="presentation" style:parent-style-name="_28_Default_29__20_Title_2f_Text_20_Master-title">
      <style:graphic-properties fo:min-height="3.256cm" fo:wrap-option="wrap"/>
    </style:style>
    <style:style style:name="pr118" style:family="presentation" style:parent-style-name="_28_Default_29__20_Title_2f_Text_20_Master-outline1">
      <style:graphic-properties fo:min-height="13.609cm" fo:wrap-option="wrap"/>
    </style:style>
    <style:style style:name="pr125" style:family="presentation" style:parent-style-name="_28_Default_29__20_Title_2f_Text_20_Master-notes">
      <style:graphic-properties draw:fill-color="#ffffff" draw:auto-grow-height="true" fo:min-height="12.573cm" fo:wrap-option="wrap"/>
    </style:style>
    <style:style style:name="co119" style:family="table-column">
      <style:table-column-properties style:column-width="2.819cm" style:use-optimal-column-width="false"/>
    </style:style>
    <style:style style:name="co120" style:family="table-column">
      <style:table-column-properties style:column-width="2.823cm" style:use-optimal-column-width="false"/>
    </style:style>
    <style:style style:name="ro121" style:family="table-row">
      <style:table-row-properties style:row-height="0.945cm"/>
    </style:style>
    <style:style style:name="ce122" style:family="table-cell">
      <style:graphic-properties style:repeat="repeat"/>
    </style:style>
    <style:style style:name="P112" style:family="paragraph">
      <style:paragraph-properties style:punctuation-wrap="simple" style:line-break="strict" style:writing-mode="lr-tb"/>
    </style:style>
    <style:style style:name="P116" style:family="paragraph">
      <style:paragraph-properties style:line-break="strict"/>
    </style:style>
    <style:style style:name="P12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24" style:family="text">
      <style:text-properties fo:color="#000000"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MS Gothic'"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style:style>
    <text:list-style style:name="L10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09" draw:master-page-name="_28_Default_29__20_Title_20_Master" presentation:presentation-page-layout-name="ALT0">
        <draw:frame presentation:style-name="pr111" draw:text-style-name="P112" draw:layer="layout" svg:width="23.848cm" svg:height="4.244cm" svg:x="2.075cm" svg:y="6.621cm" presentation:class="title">
          <draw:text-box>
            <text:p>Simple API</text:p>
          </draw:text-box>
        </draw:frame>
        <draw:frame presentation:style-name="pr113" draw:text-style-name="P112" draw:layer="layout" svg:width="19.631cm" svg:height="5.097cm" svg:x="4.183cm" svg:y="12.003cm" presentation:class="subtitle">
          <draw:text-box>
            <text:p>Table test</text:p>
            <text:p/>
          </draw:text-box>
        </draw:frame>
        <presentation:notes draw:style-name="dp110">
          <draw:page-thumbnail draw:style-name="gr114" draw:layer="layout" svg:width="13.968cm" svg:height="10.476cm" svg:x="3.81cm" svg:y="2.123cm" draw:page-number="1" presentation:class="page"/>
          <draw:frame presentation:style-name="pr115" draw:text-style-name="P112" draw:layer="layout" svg:width="17.271cm" svg:height="12.322cm" svg:x="2.159cm" svg:y="13.271cm" presentation:class="notes" presentation:placeholder="true">
            <draw:text-box/>
          </draw:frame>
        </presentation:notes>
      </draw:page>
      <draw:page draw:name="page2" draw:style-name="dp109" draw:master-page-name="_28_Default_29__20_Title_2f_Text_20_Master" presentation:presentation-page-layout-name="ALT1">
        <draw:frame presentation:style-name="pr117" draw:text-style-name="P112" draw:layer="layout" svg:width="25.199cm" svg:height="3.256cm" svg:x="1.4cm" svg:y="0.962cm" presentation:class="title">
          <draw:text-box>
            <text:p text:style-name="P116">Presentation Tables</text:p>
          </draw:text-box>
        </draw:frame>
        <draw:frame presentation:style-name="pr118" draw:text-style-name="P112" draw:layer="layout" svg:width="25.199cm" svg:height="13.609cm" svg:x="1.4cm" svg:y="4.914cm" presentation:class="outline" presentation:placeholder="true" presentation:user-transformed="true">
          <draw:text-box/>
        </draw:frame>
        <draw:frame draw:name="table2" draw:style-name="standard" draw:layer="layout" svg:width="14.098cm" svg:height="1.945cm" svg:x="6.922cm" svg:y="10.387cm">
          <draw:image xlink:href="Pictures/TablePreview1.svm" xlink:type="simple" xlink:show="embed" xlink:actuate="onLoad"/>
        </draw:frame>
        <draw:frame draw:name="table3" draw:style-name="standard" draw:layer="layout" svg:width="14.098cm" svg:height="1.945cm" svg:x="6.622cm" svg:y="14.088cm">
          <table:table table:template-name="SymDefault" table:name="table3" table:use-first-row-styles="true" table:use-banding-rows-styles="true">
            <table:table-column table:style-name="co119"/>
            <table:table-column table:style-name="co119"/>
            <table:table-column table:style-name="co119"/>
            <table:table-column table:style-name="co119"/>
            <table:table-column table:style-name="co120"/>
            <table:table-row table:style-name="ro121" table:default-cell-style-name="ce122">
              <table:table-cell>
                <text:p text:style-name="P123"><text:span text:style-name="T124">jhakjsh</text:span></text:p>
              </table:table-cell>
              <table:table-cell>
                <text:p>kjhfkjsa</text:p>
              </table:table-cell>
              <table:table-cell>
                <text:p>jkasjkd</text:p>
              </table:table-cell>
              <table:table-cell>
                <text:p>iuiui</text:p>
              </table:table-cell>
              <table:table-cell>
                <text:p>asdf</text:p>
              </table:table-cell>
            </table:table-row>
            <table:table-row table:style-name="ro121" table:default-cell-style-name="ce122">
              <table:table-cell>
                <text:p>7</text:p>
              </table:table-cell>
              <table:table-cell>
                <text:p>8</text:p>
              </table:table-cell>
              <table:table-cell>
                <text:p>9</text:p>
              </table:table-cell>
              <table:table-cell>
                <text:p>10</text:p>
              </table:table-cell>
              <table:table-cell>
                <text:p>11</text:p>
              </table:table-cell>
            </table:table-row>
          </table:table>
          <table:table table:template-name="SymDefault" table:name="table2" table:use-first-row-styles="true" table:use-banding-rows-styles="true">
            <table:table-column table:style-name="co119"/>
            <table:table-column table:style-name="co119"/>
            <table:table-column table:style-name="co119"/>
            <table:table-column table:style-name="co119"/>
            <table:table-column table:style-name="co120"/>
            <table:table-row table:style-name="ro121" table:default-cell-style-name="ce122">
              <table:table-cell>
                <text:p>jhakjsh</text:p>
              </table:table-cell>
              <table:table-cell>
                <text:p>kjhfkjsa</text:p>
              </table:table-cell>
              <table:table-cell>
                <text:p>jkasjkd</text:p>
              </table:table-cell>
              <table:table-cell>
                <text:p>iuiui</text:p>
              </table:table-cell>
              <table:table-cell>
                <text:p>asdf</text:p>
              </table:table-cell>
            </table:table-row>
            <table:table-row table:style-name="ro121" table:default-cell-style-name="ce122">
              <table:table-cell>
                <text:p>7</text:p>
              </table:table-cell>
              <table:table-cell>
                <text:p>8</text:p>
              </table:table-cell>
              <table:table-cell>
                <text:p>9</text:p>
              </table:table-cell>
              <table:table-cell>
                <text:p>10</text:p>
              </table:table-cell>
              <table:table-cell>
                <text:p>11</text:p>
              </table:table-cell>
            </table:table-row>
          </table:table>
          <draw:image xlink:href="Pictures/TablePreview2.svm" xlink:type="simple" xlink:show="embed" xlink:actuate="onLoad"/>
        </draw:frame>
        <draw:frame draw:name="table1" draw:style-name="standard" draw:layer="layout" svg:width="14.098cm" svg:height="1.945cm" svg:x="7.322cm" svg:y="7.088cm">
          <table:table table:template-name="SymDefault" table:name="table1" table:use-first-row-styles="true" table:use-banding-rows-styles="true">
            <table:table-column table:style-name="co119"/>
            <table:table-column table:style-name="co119"/>
            <table:table-column table:style-name="co119"/>
            <table:table-column table:style-name="co119"/>
            <table:table-column table:style-name="co120"/>
            <table:table-row table:style-name="ro121" table:default-cell-style-name="ce122">
              <table:table-cell>
                <text:p text:style-name="P123"><text:span text:style-name="T124">jhakjsh</text:span></text:p>
              </table:table-cell>
              <table:table-cell>
                <text:p>kjhfkjsa</text:p>
              </table:table-cell>
              <table:table-cell>
                <text:p>jkasjkd</text:p>
              </table:table-cell>
              <table:table-cell>
                <text:p>iuiui</text:p>
              </table:table-cell>
              <table:table-cell>
                <text:p>asdf</text:p>
              </table:table-cell>
            </table:table-row>
            <table:table-row table:style-name="ro121" table:default-cell-style-name="ce122">
              <table:table-cell>
                <text:p>7</text:p>
              </table:table-cell>
              <table:table-cell>
                <text:p>8</text:p>
              </table:table-cell>
              <table:table-cell>
                <text:p>9</text:p>
              </table:table-cell>
              <table:table-cell>
                <text:p>10</text:p>
              </table:table-cell>
              <table:table-cell>
                <text:p>11</text:p>
              </table:table-cell>
            </table:table-row>
          </table:table>
          <draw:image xlink:href="Pictures/TablePreview3.svm" xlink:type="simple" xlink:show="embed" xlink:actuate="onLoad"/>
        </draw:frame>
        <presentation:notes draw:style-name="dp110">
          <draw:page-thumbnail draw:style-name="gr114" draw:layer="layout" svg:width="13.968cm" svg:height="10.476cm" svg:x="3.81cm" svg:y="2.123cm" draw:page-number="2" presentation:class="page"/>
          <draw:frame presentation:style-name="pr125" draw:text-style-name="P112" draw:layer="layout" svg:width="17.271cm" svg:height="12.573cm" svg:x="2.159cm" svg:y="13.271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ymDefCell1" style:family="table-cell" style:parent-style-name="default">
      <style:graphic-properties draw:fill="none"/>
      <style:paragraph-properties fo:border="0.02cm solid #000000"/>
      <style:text-properties style:use-window-font-color="true"/>
    </style:style>
    <style:style style:name="SymDefCell2" style:family="table-cell" style:parent-style-name="default">
      <style:graphic-properties draw:fill="none"/>
      <style:paragraph-properties fo:border="0.02cm solid #000000"/>
      <style:text-properties style:use-window-font-color="true"/>
    </style:style>
    <style:style style:name="SymDefCell3" style:family="table-cell" style:parent-style-name="default">
      <style:graphic-properties draw:fill="none"/>
      <style:paragraph-properties fo:border="0.02cm solid #000000"/>
      <style:text-properties style:use-window-font-color="true"/>
    </style:style>
    <table:table-template text:style-name="SymDefault">
      <table:first-row text:style-name="SymDefCell3"/>
      <table:last-row text:style-name="SymDefCell3"/>
      <table:first-column text:style-name="SymDefCell3"/>
      <table:last-column text:style-name="SymDefCell3"/>
      <table:odd-rows text:style-name="SymDefCell2"/>
      <table:odd-columns text:style-name="SymDefCell2"/>
      <table:body text:style-name="SymDefCell1"/>
    </table:table-template>
    <style:style style:name="_28_Default_29__20_Title_20_Master-background" style:display-name="(Default) Title Master-background" style:family="presentation">
      <style:graphic-properties draw:stroke="none" draw:fill="none"/>
      <style:text-properties style:letter-kerning="true"/>
    </style:style>
    <style:style style:name="_28_Default_29__20_Title_20_Master-backgroundobjects" style:display-name="(Default) Title Master-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_28_Default_29__20_Title_20_Master-notes" style:display-name="(Default) Title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28_Default_29__20_Title_20_Master-outline1" style:display-name="(Default) Title Master-outline1" style:family="presentation">
      <style:graphic-properties draw:stroke="none" draw:fill="none">
        <text:list-style style:name="_28_Default_29__20_Title_20_Master-outline1" style:display-name="(Default) 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0_Master-outline2" style:display-name="(Default) Title Master-outline2" style:family="presentation" style:parent-style-name="_28_Default_29__20_Title_20_Master-outline1">
      <style:paragraph-properties fo:margin-top="0cm" fo:margin-bottom="0.4cm"/>
      <style:text-properties fo:font-size="28pt" style:font-size-asian="28pt" style:font-size-complex="28pt"/>
    </style:style>
    <style:style style:name="_28_Default_29__20_Title_20_Master-outline3" style:display-name="(Default) Title Master-outline3" style:family="presentation" style:parent-style-name="_28_Default_29__20_Title_20_Master-outline2">
      <style:paragraph-properties fo:margin-top="0cm" fo:margin-bottom="0.3cm"/>
      <style:text-properties fo:font-size="24pt" style:font-size-asian="24pt" style:font-size-complex="24pt"/>
    </style:style>
    <style:style style:name="_28_Default_29__20_Title_20_Master-outline4" style:display-name="(Default) Title Master-outline4" style:family="presentation" style:parent-style-name="_28_Default_29__20_Title_20_Master-outline3">
      <style:paragraph-properties fo:margin-top="0cm" fo:margin-bottom="0.2cm"/>
      <style:text-properties fo:font-size="20pt" style:font-size-asian="20pt" style:font-size-complex="20pt"/>
    </style:style>
    <style:style style:name="_28_Default_29__20_Title_20_Master-outline5" style:display-name="(Default) Title Master-outline5" style:family="presentation" style:parent-style-name="_28_Default_29__20_Title_20_Master-outline4">
      <style:paragraph-properties fo:margin-top="0cm" fo:margin-bottom="0.1cm"/>
      <style:text-properties fo:font-size="20pt" style:font-size-asian="20pt" style:font-size-complex="20pt"/>
    </style:style>
    <style:style style:name="_28_Default_29__20_Title_20_Master-outline6" style:display-name="(Default) Title Master-outline6" style:family="presentation" style:parent-style-name="_28_Default_29__20_Title_20_Master-outline5">
      <style:paragraph-properties fo:margin-top="0cm" fo:margin-bottom="0.1cm"/>
      <style:text-properties fo:font-size="20pt" style:font-size-asian="20pt" style:font-size-complex="20pt"/>
    </style:style>
    <style:style style:name="_28_Default_29__20_Title_20_Master-outline7" style:display-name="(Default) Title Master-outline7" style:family="presentation" style:parent-style-name="_28_Default_29__20_Title_20_Master-outline6">
      <style:paragraph-properties fo:margin-top="0cm" fo:margin-bottom="0.1cm"/>
      <style:text-properties fo:font-size="20pt" style:font-size-asian="20pt" style:font-size-complex="20pt"/>
    </style:style>
    <style:style style:name="_28_Default_29__20_Title_20_Master-outline8" style:display-name="(Default) Title Master-outline8" style:family="presentation" style:parent-style-name="_28_Default_29__20_Title_20_Master-outline7">
      <style:paragraph-properties fo:margin-top="0cm" fo:margin-bottom="0.1cm"/>
      <style:text-properties fo:font-size="20pt" style:font-size-asian="20pt" style:font-size-complex="20pt"/>
    </style:style>
    <style:style style:name="_28_Default_29__20_Title_20_Master-outline9" style:display-name="(Default) Title Master-outline9" style:family="presentation" style:parent-style-name="_28_Default_29__20_Title_20_Master-outline8">
      <style:paragraph-properties fo:margin-top="0cm" fo:margin-bottom="0.1cm"/>
      <style:text-properties fo:font-size="20pt" style:font-size-asian="20pt" style:font-size-complex="20pt"/>
    </style:style>
    <style:style style:name="_28_Default_29__20_Title_20_Master-subtitle" style:display-name="(Default) Title Master-subtitle" style:family="presentation">
      <style:graphic-properties draw:stroke="none" draw:fill="none" draw:textarea-vertical-align="middle">
        <text:list-style style:name="_28_Default_29__20_Title_20_Master-subtitle" style:display-name="(Default) Titl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0_Master-title" style:display-name="(Default) Title Master-title" style:family="presentation">
      <style:graphic-properties draw:stroke="none" draw:fill="none" draw:textarea-vertical-align="middle">
        <text:list-style style:name="_28_Default_29__20_Title_20_Master-title" style:display-name="(Default) Titl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28_Default_29__20_Title_2f_Text_20_Master-background" style:display-name="(Default) Title/Text Master-background" style:family="presentation">
      <style:graphic-properties draw:stroke="none" draw:fill="none"/>
      <style:text-properties style:letter-kerning="true"/>
    </style:style>
    <style:style style:name="_28_Default_29__20_Title_2f_Text_20_Master-backgroundobjects" style:display-name="(Default) Title/Text Master-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_28_Default_29__20_Title_2f_Text_20_Master-notes" style:display-name="(Default) Title/Text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28_Default_29__20_Title_2f_Text_20_Master-outline1" style:display-name="(Default) Title/Text Master-outline1" style:family="presentation">
      <style:graphic-properties draw:stroke="none" draw:fill="none">
        <text:list-style style:name="_28_Default_29__20_Title_2f_Text_20_Master-outline1" style:display-name="(Default) Title/Text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f_Text_20_Master-outline2" style:display-name="(Default) Title/Text Master-outline2" style:family="presentation" style:parent-style-name="_28_Default_29__20_Title_2f_Text_20_Master-outline1">
      <style:paragraph-properties fo:margin-top="0cm" fo:margin-bottom="0.4cm"/>
      <style:text-properties fo:font-size="28pt" style:font-size-asian="28pt" style:font-size-complex="28pt"/>
    </style:style>
    <style:style style:name="_28_Default_29__20_Title_2f_Text_20_Master-outline3" style:display-name="(Default) Title/Text Master-outline3" style:family="presentation" style:parent-style-name="_28_Default_29__20_Title_2f_Text_20_Master-outline2">
      <style:paragraph-properties fo:margin-top="0cm" fo:margin-bottom="0.3cm"/>
      <style:text-properties fo:font-size="24pt" style:font-size-asian="24pt" style:font-size-complex="24pt"/>
    </style:style>
    <style:style style:name="_28_Default_29__20_Title_2f_Text_20_Master-outline4" style:display-name="(Default) Title/Text Master-outline4" style:family="presentation" style:parent-style-name="_28_Default_29__20_Title_2f_Text_20_Master-outline3">
      <style:paragraph-properties fo:margin-top="0cm" fo:margin-bottom="0.2cm"/>
      <style:text-properties fo:font-size="20pt" style:font-size-asian="20pt" style:font-size-complex="20pt"/>
    </style:style>
    <style:style style:name="_28_Default_29__20_Title_2f_Text_20_Master-outline5" style:display-name="(Default) Title/Text Master-outline5" style:family="presentation" style:parent-style-name="_28_Default_29__20_Title_2f_Text_20_Master-outline4">
      <style:paragraph-properties fo:margin-top="0cm" fo:margin-bottom="0.1cm"/>
      <style:text-properties fo:font-size="20pt" style:font-size-asian="20pt" style:font-size-complex="20pt"/>
    </style:style>
    <style:style style:name="_28_Default_29__20_Title_2f_Text_20_Master-outline6" style:display-name="(Default) Title/Text Master-outline6" style:family="presentation" style:parent-style-name="_28_Default_29__20_Title_2f_Text_20_Master-outline5">
      <style:paragraph-properties fo:margin-top="0cm" fo:margin-bottom="0.1cm"/>
      <style:text-properties fo:font-size="20pt" style:font-size-asian="20pt" style:font-size-complex="20pt"/>
    </style:style>
    <style:style style:name="_28_Default_29__20_Title_2f_Text_20_Master-outline7" style:display-name="(Default) Title/Text Master-outline7" style:family="presentation" style:parent-style-name="_28_Default_29__20_Title_2f_Text_20_Master-outline6">
      <style:paragraph-properties fo:margin-top="0cm" fo:margin-bottom="0.1cm"/>
      <style:text-properties fo:font-size="20pt" style:font-size-asian="20pt" style:font-size-complex="20pt"/>
    </style:style>
    <style:style style:name="_28_Default_29__20_Title_2f_Text_20_Master-outline8" style:display-name="(Default) Title/Text Master-outline8" style:family="presentation" style:parent-style-name="_28_Default_29__20_Title_2f_Text_20_Master-outline7">
      <style:paragraph-properties fo:margin-top="0cm" fo:margin-bottom="0.1cm"/>
      <style:text-properties fo:font-size="20pt" style:font-size-asian="20pt" style:font-size-complex="20pt"/>
    </style:style>
    <style:style style:name="_28_Default_29__20_Title_2f_Text_20_Master-outline9" style:display-name="(Default) Title/Text Master-outline9" style:family="presentation" style:parent-style-name="_28_Default_29__20_Title_2f_Text_20_Master-outline8">
      <style:paragraph-properties fo:margin-top="0cm" fo:margin-bottom="0.1cm"/>
      <style:text-properties fo:font-size="20pt" style:font-size-asian="20pt" style:font-size-complex="20pt"/>
    </style:style>
    <style:style style:name="_28_Default_29__20_Title_2f_Text_20_Master-subtitle" style:display-name="(Default) Title/Text Master-subtitle" style:family="presentation">
      <style:graphic-properties draw:stroke="none" draw:fill="none" draw:textarea-vertical-align="middle">
        <text:list-style style:name="_28_Default_29__20_Title_2f_Text_20_Master-subtitle" style:display-name="(Default) Title/Text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f_Text_20_Master-title" style:display-name="(Default) Title/Text Master-title" style:family="presentation">
      <style:graphic-properties draw:stroke="none" draw:fill="none" draw:textarea-vertical-align="middle">
        <text:list-style style:name="_28_Default_29__20_Title_2f_Text_20_Master-title" style:display-name="(Default) Title/Text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T0">
      <presentation:placeholder presentation:object="title" svg:x="2.058cm" svg:y="1.743cm" svg:width="23.912cm" svg:height="3.507cm"/>
      <presentation:placeholder presentation:object="subtitle" svg:x="2.058cm" svg:y="5.838cm" svg:width="23.912cm" svg:height="13.23cm"/>
    </style:presentation-page-layout>
    <style:presentation-page-layout style:name="AL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86" style:family="drawing-page">
      <style:drawing-page-properties draw:background-size="border" draw:fill="none"/>
    </style:style>
    <style:style style:name="Mdp87" style:family="drawing-page">
      <style:drawing-page-properties presentation:display-header="true" presentation:display-footer="true" presentation:display-page-number="false" presentation:display-date-time="true"/>
    </style:style>
    <style:style style:name="Mgr90" style:family="graphic" style:parent-style-name="standard">
      <style:graphic-properties draw:stroke="none" draw:fill="none" draw:fill-color="#ffffff" draw:auto-grow-height="false" fo:min-height="1.397cm" fo:wrap-option="wrap"/>
    </style:style>
    <style:style style:name="Mgr94" style:family="graphic" style:parent-style-name="standard">
      <style:graphic-properties draw:stroke="none" draw:fill="none" draw:fill-color="#ffffff" draw:textarea-vertical-align="bottom" draw:auto-grow-height="false" fo:min-height="1.397cm" fo:wrap-option="wrap"/>
    </style:style>
    <style:style style:name="Mpr95" style:family="presentation" style:parent-style-name="_28_Default_29__20_Title_20_Master-title">
      <style:graphic-properties fo:wrap-option="wrap"/>
    </style:style>
    <style:style style:name="Mpr96" style:family="presentation" style:parent-style-name="_28_Default_29__20_Title_20_Master-subtitle">
      <style:graphic-properties fo:wrap-option="wrap"/>
    </style:style>
    <style:style style:name="Mpr97" style:family="presentation" style:parent-style-name="_28_Default_29__20_Title_20_Master-backgroundobjects">
      <style:graphic-properties draw:stroke="none" draw:fill="none" draw:auto-grow-height="false" fo:min-height="1.449cm" fo:wrap-option="wrap"/>
    </style:style>
    <style:style style:name="Mpr100" style:family="presentation" style:parent-style-name="_28_Default_29__20_Title_20_Master-notes">
      <style:graphic-properties fo:wrap-option="wrap"/>
    </style:style>
    <style:style style:name="Mpr101" style:family="presentation" style:parent-style-name="_28_Default_29__20_Title_20_Master-backgroundobjects">
      <style:graphic-properties draw:stroke="none" draw:fill="none" draw:auto-grow-height="false" fo:min-height="1.397cm" fo:wrap-option="wrap"/>
    </style:style>
    <style:style style:name="Mpr102" style:family="presentation" style:parent-style-name="_28_Default_29__20_Title_20_Master-backgroundobjects">
      <style:graphic-properties draw:stroke="none" draw:fill="none" draw:textarea-vertical-align="bottom" draw:auto-grow-height="false" fo:min-height="1.397cm" fo:wrap-option="wrap"/>
    </style:style>
    <style:style style:name="Mpr103" style:family="presentation" style:parent-style-name="_28_Default_29__20_Title_2f_Text_20_Master-title">
      <style:graphic-properties fo:wrap-option="wrap"/>
    </style:style>
    <style:style style:name="Mpr104" style:family="presentation" style:parent-style-name="_28_Default_29__20_Title_2f_Text_20_Master-outline1">
      <style:graphic-properties fo:wrap-option="wrap"/>
    </style:style>
    <style:style style:name="Mpr105" style:family="presentation" style:parent-style-name="_28_Default_29__20_Title_2f_Text_20_Master-backgroundobjects">
      <style:graphic-properties draw:stroke="none" draw:fill="none" draw:auto-grow-height="false" fo:min-height="1.449cm" fo:wrap-option="wrap"/>
    </style:style>
    <style:style style:name="Mpr106" style:family="presentation" style:parent-style-name="_28_Default_29__20_Title_2f_Text_20_Master-notes">
      <style:graphic-properties fo:wrap-option="wrap"/>
    </style:style>
    <style:style style:name="Mpr107" style:family="presentation" style:parent-style-name="_28_Default_29__20_Title_2f_Text_20_Master-backgroundobjects">
      <style:graphic-properties draw:stroke="none" draw:fill="none" draw:auto-grow-height="false" fo:min-height="1.397cm" fo:wrap-option="wrap"/>
    </style:style>
    <style:style style:name="Mpr108" style:family="presentation" style:parent-style-name="_28_Default_29__20_Title_2f_Text_20_Master-backgroundobjects">
      <style:graphic-properties draw:stroke="none" draw:fill="none" draw:textarea-vertical-align="bottom" draw:auto-grow-height="false" fo:min-height="1.397cm" fo:wrap-option="wrap"/>
    </style:style>
    <style:style style:name="MP88" style:family="paragraph">
      <style:paragraph-properties style:line-break="strict"/>
      <style:text-properties fo:font-size="14pt" style:font-size-asian="14pt" style:font-size-complex="14pt"/>
    </style:style>
    <style:style style:name="MP91" style:family="paragraph">
      <style:paragraph-properties style:punctuation-wrap="simple" style:line-break="strict" style:writing-mode="lr-tb"/>
      <style:text-properties fo:font-size="14pt" style:font-size-asian="14pt" style:font-size-complex="14pt"/>
    </style:style>
    <style:style style:name="MP92" style:family="paragraph">
      <style:paragraph-properties fo:text-align="end" style:line-break="strict"/>
      <style:text-properties fo:font-size="14pt" style:font-size-asian="14pt" style:font-size-complex="14pt"/>
    </style:style>
    <style:style style:name="MP93" style:family="paragraph">
      <style:paragraph-properties fo:text-align="end" style:punctuation-wrap="simple" style:line-break="strict" style:writing-mode="lr-tb"/>
      <style:text-properties fo:font-size="14pt" style:font-size-asian="14pt" style:font-size-complex="14pt"/>
    </style:style>
    <style:style style:name="MP98" style:family="paragraph">
      <style:paragraph-properties fo:text-align="center" style:line-break="strict"/>
      <style:text-properties fo:font-size="14pt" style:font-size-asian="14pt" style:font-size-complex="14pt"/>
    </style:style>
    <style:style style:name="MP99" style:family="paragraph">
      <style:paragraph-properties fo:text-align="center" style:punctuation-wrap="simple" style:line-break="strict" style:writing-mode="lr-tb"/>
      <style:text-properties fo:font-size="14pt" style:font-size-asian="14pt" style:font-size-complex="14pt"/>
    </style:style>
    <style:style style:name="MT89" style:family="text">
      <style:text-properties fo:font-size="14pt" style:font-size-asian="14pt" style:font-size-complex="14pt"/>
    </style:style>
    <text:list-style style:name="ML8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87">
      <draw:page-thumbnail draw:layer="backgroundobjects" svg:width="9.294cm" svg:height="6.97cm" svg:x="1cm" svg:y="2.435cm" draw:page-number="1"/>
      <draw:page-thumbnail draw:layer="backgroundobjects" svg:width="9.294cm" svg:height="6.97cm" svg:x="1cm" svg:y="10.483cm" draw:page-number="1"/>
      <draw:page-thumbnail draw:layer="backgroundobjects" svg:width="9.294cm" svg:height="6.97cm" svg:x="1cm" svg:y="18.531cm" draw:page-number="1"/>
      <draw:page-thumbnail draw:layer="backgroundobjects" svg:width="9.294cm" svg:height="6.97cm" svg:x="11.295cm" svg:y="2.435cm" draw:page-number="1"/>
      <draw:page-thumbnail draw:layer="backgroundobjects" svg:width="9.294cm" svg:height="6.97cm" svg:x="11.295cm" svg:y="10.483cm" draw:page-number="1"/>
      <draw:page-thumbnail draw:layer="backgroundobjects" svg:width="9.294cm" svg:height="6.97cm" svg:x="11.295cm" svg:y="18.531cm" draw:page-number="1"/>
      <draw:frame draw:style-name="Mgr90" draw:text-style-name="MP91" draw:layer="backgroundobjects" svg:width="9.369cm" svg:height="1.396cm" svg:x="0cm" svg:y="0cm" presentation:class="header">
        <draw:text-box>
          <text:p text:style-name="MP88"><text:span text:style-name="MT89"><presentation:header/></text:span></text:p>
        </draw:text-box>
      </draw:frame>
      <draw:frame draw:style-name="Mgr90" draw:text-style-name="MP93" draw:layer="backgroundobjects" svg:width="9.369cm" svg:height="1.396cm" svg:x="12.22cm" svg:y="0cm" presentation:class="date-time">
        <draw:text-box>
          <text:p text:style-name="MP92"><text:span text:style-name="MT89"><presentation:date-time/></text:span></text:p>
        </draw:text-box>
      </draw:frame>
      <draw:frame draw:style-name="Mgr94" draw:text-style-name="MP91" draw:layer="backgroundobjects" svg:width="9.369cm" svg:height="1.396cm" svg:x="0cm" svg:y="26.543cm" presentation:class="footer">
        <draw:text-box>
          <text:p text:style-name="MP88"><text:span text:style-name="MT89"><presentation:footer/></text:span></text:p>
        </draw:text-box>
      </draw:frame>
      <draw:frame draw:style-name="Mgr94" draw:text-style-name="MP93" draw:layer="backgroundobjects" svg:width="9.369cm" svg:height="1.396cm" svg:x="12.22cm" svg:y="26.543cm" presentation:class="page-number">
        <draw:text-box>
          <text:p text:style-name="MP92"><text:span text:style-name="MT89"><text:page-number>&lt;number&gt;</text:page-number></text:span></text:p>
        </draw:text-box>
      </draw:frame>
    </style:handout-master>
    <style:master-page style:name="_28_Default_29__20_Title_20_Master" style:display-name="(Default) Title Master" style:page-layout-name="PM1" draw:style-name="Mdp86">
      <draw:frame presentation:style-name="Mpr95" draw:layer="backgroundobjects" svg:width="23.848cm" svg:height="4.494cm" svg:x="2.075cm" svg:y="5.617cm" presentation:class="title" presentation:placeholder="true">
        <draw:text-box/>
      </draw:frame>
      <draw:frame presentation:style-name="Mpr96" draw:layer="backgroundobjects" svg:width="19.631cm" svg:height="5.347cm" svg:x="4.183cm" svg:y="11cm" presentation:class="subtitle" presentation:placeholder="true">
        <draw:text-box/>
      </draw:frame>
      <draw:frame presentation:style-name="Mpr97" draw:text-style-name="MP91" draw:layer="backgroundobjects" svg:width="6.523cm" svg:height="1.448cm" svg:x="1.4cm" svg:y="19.131cm" presentation:class="date-time">
        <draw:text-box>
          <text:p text:style-name="MP88"><text:span text:style-name="MT89"><presentation:date-time/></text:span></text:p>
        </draw:text-box>
      </draw:frame>
      <draw:frame presentation:style-name="Mpr97" draw:text-style-name="MP99" draw:layer="backgroundobjects" svg:width="8.875cm" svg:height="1.448cm" svg:x="9.576cm" svg:y="19.131cm" presentation:class="footer">
        <draw:text-box>
          <text:p text:style-name="MP98"><text:span text:style-name="MT89"><presentation:footer/></text:span></text:p>
        </draw:text-box>
      </draw:frame>
      <draw:frame presentation:style-name="Mpr97" draw:text-style-name="MP93" draw:layer="backgroundobjects" svg:width="6.523cm" svg:height="1.448cm" svg:x="20.076cm" svg:y="19.131cm" presentation:class="page-number">
        <draw:text-box>
          <text:p text:style-name="MP92"><text:span text:style-name="MT89"><text:page-number>&lt;number&gt;</text:page-number></text:span></text:p>
        </draw:text-box>
      </draw:frame>
      <presentation:notes style:page-layout-name="PM0">
        <draw:page-thumbnail presentation:style-name="Mpr95" draw:layer="backgroundobjects" svg:width="13.968cm" svg:height="10.476cm" svg:x="3.81cm" svg:y="2.123cm" presentation:class="page"/>
        <draw:frame presentation:style-name="Mpr100" draw:layer="backgroundobjects" svg:width="17.271cm" svg:height="12.572cm" svg:x="2.159cm" svg:y="13.271cm" presentation:class="notes" presentation:placeholder="true">
          <draw:text-box/>
        </draw:frame>
        <draw:frame presentation:style-name="Mpr101" draw:text-style-name="MP91" draw:layer="backgroundobjects" svg:width="9.369cm" svg:height="1.396cm" svg:x="0cm" svg:y="0cm" presentation:class="header">
          <draw:text-box>
            <text:p text:style-name="MP88"><text:span text:style-name="MT89"><presentation:header/></text:span></text:p>
          </draw:text-box>
        </draw:frame>
        <draw:frame presentation:style-name="Mpr101" draw:text-style-name="MP93" draw:layer="backgroundobjects" svg:width="9.369cm" svg:height="1.396cm" svg:x="12.22cm" svg:y="0cm" presentation:class="date-time">
          <draw:text-box>
            <text:p text:style-name="MP92"><text:span text:style-name="MT89"><presentation:date-time/></text:span></text:p>
          </draw:text-box>
        </draw:frame>
        <draw:frame presentation:style-name="Mpr102" draw:text-style-name="MP91" draw:layer="backgroundobjects" svg:width="9.369cm" svg:height="1.396cm" svg:x="0cm" svg:y="26.543cm" presentation:class="footer">
          <draw:text-box>
            <text:p text:style-name="MP88"><text:span text:style-name="MT89"><presentation:footer/></text:span></text:p>
          </draw:text-box>
        </draw:frame>
        <draw:frame presentation:style-name="Mpr102" draw:text-style-name="MP93" draw:layer="backgroundobjects" svg:width="9.369cm" svg:height="1.396cm" svg:x="12.22cm" svg:y="26.543cm" presentation:class="page-number">
          <draw:text-box>
            <text:p text:style-name="MP92"><text:span text:style-name="MT89"><text:page-number>&lt;number&gt;</text:page-number></text:span></text:p>
          </draw:text-box>
        </draw:frame>
      </presentation:notes>
    </style:master-page>
    <style:master-page style:name="_28_Default_29__20_Title_2f_Text_20_Master" style:display-name="(Default) Title/Text Master" style:page-layout-name="PM1" draw:style-name="Mdp86">
      <draw:frame presentation:style-name="Mpr103" draw:layer="backgroundobjects" svg:width="25.199cm" svg:height="3.506cm" svg:x="1.4cm" svg:y="0.837cm" presentation:class="title" presentation:placeholder="true">
        <draw:text-box/>
      </draw:frame>
      <draw:frame presentation:style-name="Mpr104" draw:layer="backgroundobjects" svg:width="25.199cm" svg:height="13.859cm" svg:x="1.4cm" svg:y="4.914cm" presentation:class="outline" presentation:placeholder="true">
        <draw:text-box/>
      </draw:frame>
      <draw:frame presentation:style-name="Mpr105" draw:text-style-name="MP91" draw:layer="backgroundobjects" svg:width="6.523cm" svg:height="1.448cm" svg:x="1.4cm" svg:y="19.131cm" presentation:class="date-time">
        <draw:text-box>
          <text:p text:style-name="MP88"><text:span text:style-name="MT89"><presentation:date-time/></text:span></text:p>
        </draw:text-box>
      </draw:frame>
      <draw:frame presentation:style-name="Mpr105" draw:text-style-name="MP99" draw:layer="backgroundobjects" svg:width="8.875cm" svg:height="1.448cm" svg:x="9.576cm" svg:y="19.131cm" presentation:class="footer">
        <draw:text-box>
          <text:p text:style-name="MP98"><text:span text:style-name="MT89"><presentation:footer/></text:span></text:p>
        </draw:text-box>
      </draw:frame>
      <draw:frame presentation:style-name="Mpr105" draw:text-style-name="MP93" draw:layer="backgroundobjects" svg:width="6.523cm" svg:height="1.448cm" svg:x="20.076cm" svg:y="19.131cm" presentation:class="page-number">
        <draw:text-box>
          <text:p text:style-name="MP92"><text:span text:style-name="MT89"><text:page-number>&lt;number&gt;</text:page-number></text:span></text:p>
        </draw:text-box>
      </draw:frame>
      <presentation:notes style:page-layout-name="PM0">
        <draw:page-thumbnail presentation:style-name="Mpr103" draw:layer="backgroundobjects" svg:width="13.968cm" svg:height="10.476cm" svg:x="3.81cm" svg:y="2.123cm" presentation:class="page"/>
        <draw:frame presentation:style-name="Mpr106" draw:layer="backgroundobjects" svg:width="17.271cm" svg:height="12.572cm" svg:x="2.159cm" svg:y="13.271cm" presentation:class="notes" presentation:placeholder="true">
          <draw:text-box/>
        </draw:frame>
        <draw:frame presentation:style-name="Mpr107" draw:text-style-name="MP91" draw:layer="backgroundobjects" svg:width="9.369cm" svg:height="1.396cm" svg:x="0cm" svg:y="0cm" presentation:class="header">
          <draw:text-box>
            <text:p text:style-name="MP88"><text:span text:style-name="MT89"><presentation:header/></text:span></text:p>
          </draw:text-box>
        </draw:frame>
        <draw:frame presentation:style-name="Mpr107" draw:text-style-name="MP93" draw:layer="backgroundobjects" svg:width="9.369cm" svg:height="1.396cm" svg:x="12.22cm" svg:y="0cm" presentation:class="date-time">
          <draw:text-box>
            <text:p text:style-name="MP92"><text:span text:style-name="MT89"><presentation:date-time/></text:span></text:p>
          </draw:text-box>
        </draw:frame>
        <draw:frame presentation:style-name="Mpr108" draw:text-style-name="MP91" draw:layer="backgroundobjects" svg:width="9.369cm" svg:height="1.396cm" svg:x="0cm" svg:y="26.543cm" presentation:class="footer">
          <draw:text-box>
            <text:p text:style-name="MP88"><text:span text:style-name="MT89"><presentation:footer/></text:span></text:p>
          </draw:text-box>
        </draw:frame>
        <draw:frame presentation:style-name="Mpr108" draw:text-style-name="MP93" draw:layer="backgroundobjects" svg:width="9.369cm" svg:height="1.396cm" svg:x="12.22cm" svg:y="26.543cm" presentation:class="page-number">
          <draw:text-box>
            <text:p text:style-name="MP92"><text:span text:style-name="MT89"><text:page-number>&lt;number&gt;</text:page-number></text:span></text:p>
          </draw:text-box>
        </draw:frame>
      </presentation:notes>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creation-date>2010-11-15T14:55:37.18</meta:creation-date>
    <dc:date>2011-10-08T17:44:06</dc:date>
    <meta:editing-duration>PT0.001S</meta:editing-duration>
    <meta:editing-cycles>3</meta:editing-cycles>
    <meta:generator>IBM_Lotus_Symphony/3.0$Win32 OpenOffice.org_project/310m11$Build-9399</meta:generator>
    <meta:document-statistic meta:object-count="43"/>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